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05_15-50-31_000.jpg</text:p>
          </table:table-cell>
          <table:table-cell table:style-name="ce25" office:value-type="string">
            <text:p>:m 東和 PHOTO / 201202w / 日吉駅 / 箕輪町計画I敷地 / ３名（２名相番、別所；１名、別作業） / 経塚工業（三井住友建設） / 日誌</text:p>
          </table:table-cell>
          <table:table-cell table:style-name="ce4"/>
          <table:table-cell table:style-name="ce4"/>
          <table:table-cell table:style-name="ce4"/>
          <table:table-cell table:style-name="ce35" table:formula="of:=IF([.E2]=&quot;&quot;;[.C2];CONCATENATE([.C2];&quot; / &quot;;[.E2]))" office:value-type="string" office:string-value=":m 東和 PHOTO / 201202w / 日吉駅 / 箕輪町計画I敷地 / ３名（２名相番、別所；１名、別作業） / 経塚工業（三井住友建設） / 日誌">
            <text:p>:m 東和 PHOTO / 201202w / 日吉駅 / 箕輪町計画I敷地 / ３名（２名相番、別所；１名、別作業） / 経塚工業（三井住友建設） / 日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05_17-53-17_000.jpg</text:p>
          </table:table-cell>
          <table:table-cell table:style-name="ce19" office:value-type="string">
            <text:p>:m RES 1*1 / free# JVEMV6 37#17.21_6 / 37. miscs of miscs / 17. natural-history / id=21:ニンニク / topics=text-reading,TH=~,w:呈色メカニズム；緑変関与成分；前駆物質；貯蔵条件 / N+</text:p>
          </table:table-cell>
          <table:table-cell table:style-name="ce4"/>
          <table:table-cell table:style-name="ce4"/>
          <table:table-cell table:style-name="ce4"/>
          <table:table-cell table:style-name="ce35" table:formula="of:=IF([.E3]=&quot;&quot;;[.C3];CONCATENATE([.C3];&quot; / &quot;;[.E3]))" office:value-type="string" office:string-value=":m RES 1*1 / free# JVEMV6 37#17.21_6 / 37. miscs of miscs / 17. natural-history / id=21:ニンニク / topics=text-reading,TH=~,w:呈色メカニズム；緑変関与成分；前駆物質；貯蔵条件 / N+">
            <text:p>:m RES 1*1 / free# JVEMV6 37#17.21_6 / 37. miscs of miscs / 17. natural-history / id=21:ニンニク / topics=text-reading,TH=~,w:呈色メカニズム；緑変関与成分；前駆物質；貯蔵条件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05_19-09-11_000.jpg</text:p>
          </table:table-cell>
          <table:table-cell table:style-name="ce19" office:value-type="string">
            <text:p>:m music / log / jap.flute / s.1:score+</text:p>
          </table:table-cell>
          <table:table-cell table:style-name="ce34"/>
          <table:table-cell table:style-name="ce4"/>
          <table:table-cell table:style-name="ce4"/>
          <table:table-cell table:style-name="ce35" table:formula="of:=IF([.E4]=&quot;&quot;;[.C4];CONCATENATE([.C4];&quot; / &quot;;[.E4]))" office:value-type="string" office:string-value=":m music / log / jap.flute / s.1:score+">
            <text:p>:m music / log / jap.flute / s.1:score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05_20-44-59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4"/>
          <table:table-cell table:style-name="ce4"/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06_02-56-32_000.jpg</text:p>
          </table:table-cell>
          <table:table-cell table:style-name="ce17" office:value-type="string">
            <text:p>:m other / log / 寝る前　ウェブ閲覧　記録　（for オナニー） / 未了 / 飲酒時間も含む</text:p>
          </table:table-cell>
          <table:table-cell table:style-name="ce18"/>
          <table:table-cell table:style-name="ce4"/>
          <table:table-cell table:style-name="ce4"/>
          <table:table-cell table:style-name="ce35" table:formula="of:=IF([.E6]=&quot;&quot;;[.C6];CONCATENATE([.C6];&quot; / &quot;;[.E6]))" office:value-type="string" office:string-value=":m other / log / 寝る前　ウェブ閲覧　記録　（for オナニー） / 未了 / 飲酒時間も含む">
            <text:p>:m other / log / 寝る前　ウェブ閲覧　記録　（for オナニー） / 未了 / 飲酒時間も含む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06_02-57-04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/>
          <table:table-cell table:style-name="ce35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06_11-42-32_000.jpg</text:p>
          </table:table-cell>
          <table:table-cell table:style-name="ce19" office:value-type="string">
            <text:p>:m :? / math / theme=組合せ：複数種類 \\\ :i va / '風神(fuujin)'：腕、動かす</text:p>
          </table:table-cell>
          <table:table-cell table:style-name="ce17"/>
          <table:table-cell table:style-name="ce4"/>
          <table:table-cell table:style-name="ce4"/>
          <table:table-cell table:style-name="ce35" table:formula="of:=IF([.E8]=&quot;&quot;;[.C8];CONCATENATE([.C8];&quot; / &quot;;[.E8]))" office:value-type="string" office:string-value=":m :? / math / theme=組合せ：複数種類 \\\ :i va / '風神(fuujin)'：腕、動かす">
            <text:p>:m :? / math / theme=組合せ：複数種類 \\\ :i va / '風神(fuujin)'：腕、動かす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06_11-43-20_000.jpg</text:p>
          </table:table-cell>
          <table:table-cell table:style-name="ce19" office:value-type="string">
            <text:p>:i music / 尺八：ジャズ風の演奏：リズムを変えてみる \\\ :i va / '風神(fuujin)'：二値化、透明化、マーブル模様 \\\ :m :th / オレは、'radical'；宇宙に向いて、生きている</text:p>
          </table:table-cell>
          <table:table-cell table:style-name="ce18"/>
          <table:table-cell table:style-name="ce4"/>
          <table:table-cell table:style-name="ce4"/>
          <table:table-cell table:style-name="ce35" table:formula="of:=IF([.E9]=&quot;&quot;;[.C9];CONCATENATE([.C9];&quot; / &quot;;[.E9]))" office:value-type="string" office:string-value=":i music / 尺八：ジャズ風の演奏：リズムを変えてみる \\\ :i va / '風神(fuujin)'：二値化、透明化、マーブル模様 \\\ :m :th / オレは、'radical'；宇宙に向いて、生きている">
            <text:p>:i music / 尺八：ジャズ風の演奏：リズムを変えてみる \\\ :i va / '風神(fuujin)'：二値化、透明化、マーブル模様 \\\ :m :th / オレは、'radical'；宇宙に向いて、生き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05_18-41-05_000.mp4</text:p>
          </table:table-cell>
          <table:table-cell table:style-name="ce8" office:value-type="string">
            <text:p>:VIDEO / @自室 / 記録 / jap.flute-bamboo / 演奏、play / b-2020-1205-1 / genr=f-N:composition-relay-10,other=type:jazz</text:p>
          </table:table-cell>
          <table:table-cell table:style-name="ce18"/>
          <table:table-cell table:style-name="ce4"/>
          <table:table-cell table:style-name="ce4"/>
          <table:table-cell table:style-name="ce35" table:formula="of:=IF([.E10]=&quot;&quot;;[.C10];CONCATENATE([.C10];&quot; / &quot;;[.E10]))" office:value-type="string" office:string-value=":VIDEO / @自室 / 記録 / jap.flute-bamboo / 演奏、play / b-2020-1205-1 / genr=f-N:composition-relay-10,other=type:jazz">
            <text:p>:VIDEO / @自室 / 記録 / jap.flute-bamboo / 演奏、play / b-2020-1205-1 / genr=f-N:composition-relay-10,other=type:jazz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05_23-38-44_000.mid</text:p>
          </table:table-cell>
          <table:table-cell table:style-name="ce8" office:value-type="string">
            <text:p>:in-mid / app=perfect-piano / 演奏、play / id-2020-1205-1 / category=melody,inst=~,for=~,genre=~</text:p>
          </table:table-cell>
          <table:table-cell table:style-name="ce16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in-mid / app=perfect-piano / 演奏、play / id-2020-1205-1 / category=melody,inst=~,for=~,genre=~">
            <text:p>:in-mid / app=perfect-piano / 演奏、play / id-2020-1205-1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3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6">2020/12/06</text:date>, <text:time>12:44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06T12:44:05.95</dc:date>
    <dc:creator>iwabuchi ken</dc:creator>
    <meta:editing-duration>P29DT1H54M43S</meta:editing-duration>
    <meta:editing-cycles>10797</meta:editing-cycles>
    <meta:document-statistic meta:table-count="1" meta:cell-count="436" meta:object-count="0"/>
  </office:meta>
</office:document-meta>
</file>